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FluxConfigurationIntegrationTests.responseBodyResultHandlerWithPrimaryUsesQualified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registerPrimaryBean( String beanName , Class &lt; T &gt; type , 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IntegrationTests.responseEntityResultHandlerUsesWebFlux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WebFluxConfigurationIntegrationTests.load( Consumer &lt; AnnotationConfigApplicationContext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requestMappingHandlerAdapterWithPrimaryUsesQualified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WebFluxConfigurationIntegrationTests.viewResolutionResultHandlerWithPrimaryUsesQualified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FluxConfigurationIntegrationTests.viewResolutionResultHandlerUsesWebFlux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WebFluxConfigurationIntegrationTests.requestMappingHandlerAdapterUsesWebFlux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WebFluxConfigurationIntegrationTests.requestMappingHandlerMappingWithPrimaryUsesQualifiedRequested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requestMappingHandlerAdapterWithPrimaryUsesQualified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responseBodyResultHandlerUsesWebFlux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WebFluxConfigurationIntegrationTests.responseBodyResultHandlerWithPrimaryUsesQualifiedRequested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requestMappingHandlerMappingUsesWebFluxInfrastructur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FluxConfigurationIntegrationTests.registerPrimaryBean( String bean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FluxConfigurationIntegrationTests.responseEntityResultHandlerWithPrimaryUsesQualified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viewResolutionResultHandlerWithPrimaryUsesQualifiedRequested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IntegrationTests.requestMappingHandlerAdapterWithPrimaryUsesQualifie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WebFluxConfigurationIntegrationTests.responseEntityResultHandlerWithPrimaryUsesQualifiedRequested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